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Of( int statusC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1xxInforma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ReasonPhr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4xxClient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tatus( int value , Series series , String reasonPhr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e( int status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3xxRe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2xx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5xxServ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Of( Http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e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